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paragraph-rsid="0008b9ad" style:font-size-asian="15.75pt" style:font-size-complex="18pt"/>
    </style:style>
    <style:style style:name="P3" style:family="paragraph" style:parent-style-name="Standard">
      <style:text-properties fo:font-size="18pt" officeooo:rsid="000fff0a" officeooo:paragraph-rsid="000fff0a" style:font-size-asian="15.75pt" style:font-size-complex="18pt"/>
    </style:style>
    <style:style style:name="P4" style:family="paragraph" style:parent-style-name="Standard">
      <style:text-properties fo:font-size="18pt" officeooo:rsid="001662b7" officeooo:paragraph-rsid="001662b7" style:font-size-asian="15.75pt" style:font-size-complex="18pt"/>
    </style:style>
    <style:style style:name="P5" style:family="paragraph" style:parent-style-name="Standard">
      <style:text-properties fo:font-size="18pt" officeooo:rsid="0019ad35" officeooo:paragraph-rsid="0019ad35" style:font-size-asian="15.75pt" style:font-size-complex="18pt"/>
    </style:style>
    <style:style style:name="P6" style:family="paragraph" style:parent-style-name="Standard">
      <style:text-properties fo:font-size="18pt" officeooo:rsid="001b15c0" officeooo:paragraph-rsid="001b15c0" style:font-size-asian="15.75pt" style:font-size-complex="18pt"/>
    </style:style>
    <style:style style:name="P7" style:family="paragraph" style:parent-style-name="Standard">
      <style:text-properties fo:font-size="18pt" officeooo:paragraph-rsid="001b15c0" style:font-size-asian="15.75pt" style:font-size-complex="18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c9211e" fo:font-size="18pt" fo:font-weight="bold" officeooo:rsid="0001ad7c" officeooo:paragraph-rsid="0001ad7c" style:font-size-asian="15.75pt" style:font-weight-asian="bold" style:font-size-complex="18pt" style:font-weight-complex="bold"/>
    </style:style>
    <style:style style:name="P10" style:family="paragraph" style:parent-style-name="Standard">
      <style:paragraph-properties fo:margin-top="0cm" fo:margin-bottom="0.499cm" loext:contextual-spacing="false" style:line-height-at-least="0.635cm"/>
      <style:text-properties fo:color="#cccccc" style:font-name="Droid Sans Mono" fo:font-size="13.5pt" fo:font-weight="normal" fo:background-color="#1f1f1f"/>
    </style:style>
    <style:style style:name="T1" style:family="text">
      <style:text-properties loext:padding="0cm" loext:border="none"/>
    </style:style>
    <style:style style:name="T2" style:family="text">
      <style:text-properties fo:font-size="18pt" style:font-size-asian="15.75pt" style:font-size-complex="18pt" loext:padding="0cm" loext:border="none"/>
    </style:style>
    <style:style style:name="T3" style:family="text">
      <style:text-properties fo:font-size="18pt" officeooo:rsid="000fff0a" style:font-size-asian="15.75pt" style:font-size-complex="18pt" loext:padding="0cm" loext:border="non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style:font-size-asian="15.75pt" style:font-weight-asian="bold" style:font-size-complex="18pt" style:font-weight-complex="bold" loext:padding="0cm" loext:border="none"/>
    </style:style>
    <style:style style:name="T7" style:family="text">
      <style:text-properties fo:font-size="18pt" fo:font-weight="bold" officeooo:rsid="000fff0a" style:font-size-asian="15.75pt" style:font-weight-asian="bold" style:font-size-complex="18pt" style:font-weight-complex="bold" loext:padding="0cm" loext:border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font-name="Inter" fo:font-size="12pt" fo:letter-spacing="normal" fo:font-style="normal" fo:font-weight="normal"/>
    </style:style>
    <style:style style:name="T10" style:family="text">
      <style:text-properties fo:font-variant="normal" fo:text-transform="none" style:font-name="Inter" fo:font-size="12pt" fo:letter-spacing="normal" fo:font-style="normal" fo:font-weight="normal" style:font-size-asian="18pt"/>
    </style:style>
    <style:style style:name="T11" style:family="text">
      <style:text-properties officeooo:rsid="0006d1f0"/>
    </style:style>
    <style:style style:name="T12" style:family="text">
      <style:text-properties fo:color="#4ec9b0"/>
    </style:style>
    <style:style style:name="T13" style:family="text">
      <style:text-properties fo:color="#4fc1ff"/>
    </style:style>
    <style:style style:name="T14" style:family="text">
      <style:text-properties fo:color="#9cdcfe"/>
    </style:style>
    <style:style style:name="T15" style:family="text">
      <style:text-properties fo:color="#d4d4d4"/>
    </style:style>
    <style:style style:name="T16" style:family="text">
      <style:text-properties fo:color="#ce9178"/>
    </style:style>
    <style:style style:name="T17" style:family="text">
      <style:text-properties fo:color="#569cd6"/>
    </style:style>
    <style:style style:name="T18" style:family="text">
      <style:text-properties style:font-size-asian="18pt"/>
    </style:style>
    <style:style style:name="T19" style:family="text">
      <style:text-properties style:font-size-asian="18pt" loext:padding="0cm" loext:border="none"/>
    </style:style>
    <style:style style:name="T20" style:family="text">
      <style:text-properties officeooo:rsid="001b15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unctions and conditional expressions</text:p>
      <text:p text:style-name="Text_20_body"><text:span text:style-name="T5">In this lab, we will work on functions. Just like we did in the lecture, make use of the </text:span><text:span text:style-name="Source_20_Text"><text:span text:style-name="T5">terraform console </text:span></text:span><text:span text:style-name="T5">command through this lab to test different functions, and see how they transform and manipulate values.</text:span></text:p>
      <text:p text:style-name="P1"/>
      <text:p text:style-name="Text_20_body"><text:span text:style-name="T5">What value does </text:span><text:span text:style-name="Source_20_Text"><text:span text:style-name="T5">floor(10.9) </text:span></text:span><text:span text:style-name="T5">produce?</text:span></text:p>
      <text:p text:style-name="P1">echo "floor(10.9)" | terraform console</text:p>
      <text:p text:style-name="P1">10</text:p>
      <text:p text:style-name="P1"/>
      <text:p text:style-name="Standard"><text:span text:style-name="T5">What value does </text:span><text:span text:style-name="Source_20_Text"><text:span text:style-name="T5">title("user-generated password file") </text:span></text:span><text:span text:style-name="T5">produce?</text:span></text:p>
      <text:p text:style-name="P1">echo 'title("user-generated password file")' | terraform console</text:p>
      <text:p text:style-name="P2"><text:span text:style-name="T11">Ans </text:span>"User-Generated Password File"</text:p>
      <text:p text:style-name="P1"/>
      <text:p text:style-name="Standard"><text:span text:style-name="T5">Which type of variable does the function </text:span><text:span text:style-name="Source_20_Text"><text:span text:style-name="T5">lookup </text:span></text:span><text:span text:style-name="T5">working with?</text:span></text:p>
      <text:p text:style-name="P1"/>
      <text:p text:style-name="P1"/>
      <text:p text:style-name="Standard"><text:span text:style-name="T5">Navigate to the configuration directory </text:span><text:span text:style-name="Source_20_Text"><text:span text:style-name="T5">/root/terraform-projects/project-sonic</text:span></text:span><text:span text:style-name="T5">. Here, we have a number of variables declared in the </text:span><text:span text:style-name="Source_20_Text"><text:span text:style-name="T5">variables.tf </text:span></text:span><text:span text:style-name="T5">file.<text:line-break/>What type of variable is </text:span><text:span text:style-name="Source_20_Text"><text:span text:style-name="T5">cloud_users</text:span></text:span><text:span text:style-name="T5">?</text:span></text:p>
      <text:p text:style-name="P8">variable "region" {</text:p>
      <text:p text:style-name="P8">default = "ca-central-1"</text:p>
      <text:p text:style-name="P8">}</text:p>
      <text:p text:style-name="P8">variable "cloud_users" {</text:p>
      <text:p text:style-name="P8">type = string</text:p>
      <text:p text:style-name="P8">default = "andrew:ken:faraz:mutsumi:peter:steve:braja"</text:p>
      <text:p text:style-name="P8">}</text:p>
      <text:p text:style-name="P8">variable "bucket" {</text:p>
      <text:p text:style-name="P8">default = "sonic-media"</text:p>
      <text:p text:style-name="P8">}</text:p>
      <text:p text:style-name="P8"><text:soft-page-break/></text:p>
      <text:p text:style-name="P8">variable "media" {</text:p>
      <text:p text:style-name="P8">type = set(string)</text:p>
      <text:p text:style-name="P8">default = [ </text:p>
      <text:p text:style-name="P8">"/media/tails.jpg",</text:p>
      <text:p text:style-name="P8">"/media/eggman.jpg",</text:p>
      <text:p text:style-name="P8">"/media/ultrasonic.jpg",</text:p>
      <text:p text:style-name="P8">"/media/knuckles.jpg",</text:p>
      <text:p text:style-name="P8">"/media/shadow.jpg",</text:p>
      <text:p text:style-name="P8">]</text:p>
      <text:p text:style-name="P8">}</text:p>
      <text:p text:style-name="P8">variable "sf" {</text:p>
      <text:p text:style-name="P8">type = list</text:p>
      <text:p text:style-name="P8">default = [</text:p>
      <text:p text:style-name="P8">"ryu",</text:p>
      <text:p text:style-name="P8">"ken",</text:p>
      <text:p text:style-name="P8">"akuma",</text:p>
      <text:p text:style-name="P8">"seth",</text:p>
      <text:p text:style-name="P8">"zangief",</text:p>
      <text:p text:style-name="P8">"poison",</text:p>
      <text:p text:style-name="P8">"gen",</text:p>
      <text:p text:style-name="P8">"oni",</text:p>
      <text:p text:style-name="P8">"thawk",</text:p>
      <text:p text:style-name="P8">"fang",</text:p>
      <text:p text:style-name="P8">"rashid",</text:p>
      <text:p text:style-name="P8">"birdie",</text:p>
      <text:p text:style-name="P8">"sagat",</text:p>
      <text:p text:style-name="P8">"bison",</text:p>
      <text:p text:style-name="P8">"cammy",</text:p>
      <text:p text:style-name="P8">"chun-li",</text:p>
      <text:p text:style-name="P8">"balrog",</text:p>
      <text:p text:style-name="P8">"cody",</text:p>
      <text:p text:style-name="P8">"rolento",</text:p>
      <text:p text:style-name="P8">"ibuki"</text:p>
      <text:p text:style-name="P8"/>
      <text:p text:style-name="P8"><text:soft-page-break/>]</text:p>
      <text:p text:style-name="P8">}</text:p>
      <text:p text:style-name="P10"/>
      <text:p text:style-name="P3">Ans string</text:p>
      <text:p text:style-name="P3"/>
      <text:p text:style-name="Text_20_body"><text:span text:style-name="T5">This variable contains the developers' names for </text:span><text:span text:style-name="Source_20_Text"><text:span text:style-name="T5">project-sonic </text:span></text:span><text:span text:style-name="T5">with the names separated by a </text:span><text:span text:style-name="Source_20_Text"><text:span text:style-name="T5">:</text:span></text:span><text:span text:style-name="T5">.<text:line-break/>Using this variable and the </text:span><text:span text:style-name="Source_20_Text"><text:span text:style-name="T5">count </text:span></text:span><text:span text:style-name="T5">meta-argument, create </text:span><text:span text:style-name="Source_20_Text"><text:span text:style-name="T5">IAM </text:span></text:span><text:span text:style-name="T5">users for all developers. Write the resource block and name it as a </text:span><text:span text:style-name="Source_20_Text"><text:span text:style-name="T5">cloud </text:span></text:span><text:span text:style-name="T5">in the </text:span><text:span text:style-name="Source_20_Text"><text:span text:style-name="T5">main.tf </text:span></text:span><text:span text:style-name="T5">file.<text:line-break/>Convert this variable from a </text:span><text:span text:style-name="Source_20_Text"><text:span text:style-name="T5">string </text:span></text:span><text:span text:style-name="T5">to a </text:span><text:span text:style-name="Source_20_Text"><text:span text:style-name="T5">list</text:span></text:span><text:span text:style-name="T5">.<text:line-break/>Do not change the variable defined in </text:span><text:span text:style-name="Source_20_Text"><text:span text:style-name="T5">variables.tf</text:span></text:span><text:span text:style-name="T5">.</text:span></text:p>
      <text:p text:style-name="Text_20_body"><text:span text:style-name="T5">When ready, create the users by running a </text:span><text:span text:style-name="Source_20_Text"><text:span text:style-name="T5">terraform init, plan, apply</text:span></text:span></text:p>
      <text:p text:style-name="P3"/>
      <text:p text:style-name="P3"/>
      <text:p text:style-name="Text_20_body"><text:span text:style-name="T5">What type is the variable called </text:span><text:span text:style-name="Source_20_Text"><text:span text:style-name="T5">media</text:span></text:span><text:span text:style-name="T5">?</text:span></text:p>
      <text:p text:style-name="P4">set(string)</text:p>
      <text:p text:style-name="P1"/>
      <text:p text:style-name="Standard"><text:span text:style-name="T5">For the final question, navigate to the configuration directory called </text:span><text:span text:style-name="Source_20_Text"><text:span text:style-name="T5">/root/terraform-projects/project-mario</text:span></text:span><text:span text:style-name="T5">.</text:span></text:p>
      <text:p text:style-name="P1"/>
      <text:p text:style-name="Text_20_body"><text:span text:style-name="T6">What is the value of the variable called </text:span><text:span text:style-name="Source_20_Text"><text:span text:style-name="T6">small</text:span></text:span><text:span text:style-name="T6">?</text:span></text:p>
      <text:p text:style-name="P8">variable "region" {</text:p>
      <text:p text:style-name="P8">default = "us-east-1"</text:p>
      <text:p text:style-name="P8">}</text:p>
      <text:p text:style-name="P8">variable "name" {</text:p>
      <text:p text:style-name="P8">type = string</text:p>
      <text:p text:style-name="P8">}</text:p>
      <text:p text:style-name="P8">variable "ami" {</text:p>
      <text:p text:style-name="P8"><text:soft-page-break/>type = string</text:p>
      <text:p text:style-name="P8">default = "ami-09331245601cf"</text:p>
      <text:p text:style-name="P8">}</text:p>
      <text:p text:style-name="P8">variable "small" {</text:p>
      <text:p text:style-name="P8">type = string</text:p>
      <text:p text:style-name="P8">default = "t2.nano"</text:p>
      <text:p text:style-name="P8">}</text:p>
      <text:p text:style-name="P8">variable "large" {</text:p>
      <text:p text:style-name="P8">type = string</text:p>
      <text:p text:style-name="P8">default = "t2.2xlarge"</text:p>
      <text:p text:style-name="P8">}</text:p>
      <text:p text:style-name="P5">Ans <text:s/><text:span text:style-name="T18">t2.nano</text:span></text:p>
      <text:p text:style-name="P5"><text:span text:style-name="T18"/></text:p>
      <text:p text:style-name="Standard"><text:span text:style-name="T5">What is the current value for the variable called </text:span><text:span text:style-name="Source_20_Text"><text:span text:style-name="T5">name</text:span></text:span><text:span text:style-name="T5">?</text:span></text:p>
      <text:p text:style-name="P7"><text:span text:style-name="T20">Undefin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4T15:12:32.938016910</meta:creation-date>
    <dc:date>2024-04-24T15:24:04.837797125</dc:date>
    <meta:editing-duration>PT11M22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4" meta:paragraph-count="83" meta:word-count="333" meta:character-count="2210" meta:non-whitespace-character-count="1958"/>
  </office:meta>
</office:document-meta>
</file>